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6fa" officeooo:paragraph-rsid="00090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ail : <text:a xlink:type="simple" xlink:href="mailto:mgaruba@howard.edu" text:style-name="Internet_20_link" text:visited-style-name="Visited_20_Internet_20_Link">mgaruba@howard.edu</text:a></text:p>
      <text:p text:style-name="P1">Dr. Garu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6:24:58.866465517</meta:creation-date>
    <dc:date>2015-10-28T16:25:34.653156615</dc:date>
    <meta:editing-duration>PT36S</meta:editing-duration>
    <meta:editing-cycles>1</meta:editing-cycles>
    <meta:document-statistic meta:table-count="0" meta:image-count="0" meta:object-count="0" meta:page-count="1" meta:paragraph-count="2" meta:word-count="5" meta:character-count="36" meta:non-whitespace-character-count="33"/>
    <meta:generator>LibreOffice/4.4.2.2$Linux_X86_64 LibreOffice_project/40m0$Build-2</meta:generator>
  </office:meta>
</office:document-meta>
</file>